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195cm" fo:min-width="19.0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4.32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72cm" fo:min-width="1.7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42cm" fo:min-width="2.358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95cm" fo:min-width="19.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38cm" fo:min-width="12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5.85cm"/>
      <style:paragraph-properties style:writing-mode="lr-tb"/>
    </style:style>
    <style:style style:name="gr11" style:family="graphic" style:parent-style-name="standard">
      <style:graphic-properties draw:fill-color="#ffffff" draw:opacity="0%" draw:textarea-horizontal-align="justify" draw:textarea-vertical-align="middle" draw:auto-grow-height="false" fo:min-height="4.512cm" fo:min-width="12.2cm"/>
    </style:style>
    <style:style style:name="gr12" style:family="graphic" style:parent-style-name="standard">
      <style:graphic-properties draw:fill-color="#ffffff" draw:opacity="0%" draw:textarea-horizontal-align="justify" draw:textarea-vertical-align="middle" draw:auto-grow-height="false" fo:min-height="4.513cm" fo:min-width="12.2cm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4.445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59cm" svg:height="4.445cm" svg:x="1cm" svg:y="5.445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28cm" svg:height="1.27cm" svg:x="5.762cm" svg:y="1cm">
          <text:p text:style-name="P1">Nav Ba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2.858cm" svg:x="1.952cm" svg:y="1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858cm" svg:height="3.492cm" svg:x="1.635cm" svg:y="5.762cm">
          <text:p text:style-name="P4"><text:span text:style-name="T1">Weather Summ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445cm" svg:x="1cm" svg:y="39.73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75cm" svg:height="1.673cm" svg:x="8.937cm" svg:y="40.052cm">
          <draw:text-box>
            <text:p>Footer</text:p>
          </draw:text-box>
        </draw:frame>
        <draw:custom-shape draw:style-name="gr7" draw:text-style-name="P2" draw:layer="layout" svg:width="12.7cm" svg:height="1.588cm" svg:x="4.175cm" svg:y="10.207cm">
          <text:p text:style-name="P1">Paragraph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1.27cm" svg:x="7.35cm" svg:y="12.11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25cm" svg:height="0.962cm" svg:x="9.57cm" svg:y="12.43cm">
          <draw:text-box>
            <text:p>image</text:p>
          </draw:text-box>
        </draw:frame>
        <draw:custom-shape draw:style-name="gr7" draw:text-style-name="P2" draw:layer="layout" svg:width="12.7cm" svg:height="1.588cm" svg:x="4.492cm" svg:y="14.97cm">
          <text:p text:style-name="P1">Tour 1: Paragraph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1.27cm" svg:x="7.667cm" svg:y="16.87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25cm" svg:height="0.962cm" svg:x="9.887cm" svg:y="17.193cm">
          <draw:text-box>
            <text:p>image</text:p>
          </draw:text-box>
        </draw:frame>
        <draw:custom-shape draw:style-name="gr10" draw:text-style-name="P1" draw:layer="layout" svg:width="6.35cm" svg:height="1.27cm" svg:x="7.667cm" svg:y="18.462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2.7cm" svg:height="4.762cm" svg:x="4.492cm" svg:y="14.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7cm" svg:height="4.763cm" svg:x="4.492cm" svg:y="21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588cm" svg:x="4.492cm" svg:y="21.002cm">
          <text:p text:style-name="P1">Tour 2: Paragraph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1.27cm" svg:x="7.667cm" svg:y="22.9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7.667cm" svg:y="24.494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7cm" svg:height="4.763cm" svg:x="4.492cm" svg:y="21.0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588cm" svg:x="4.492cm" svg:y="26.717cm">
          <text:p text:style-name="P1">Tour 3: Paragraph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1.27cm" svg:x="7.667cm" svg:y="28.62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225cm" svg:height="0.962cm" svg:x="9.887cm" svg:y="28.94cm">
          <draw:text-box>
            <text:p>image</text:p>
          </draw:text-box>
        </draw:frame>
        <draw:custom-shape draw:style-name="gr10" draw:text-style-name="P1" draw:layer="layout" svg:width="6.35cm" svg:height="1.27cm" svg:x="7.667cm" svg:y="30.209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2.7cm" svg:height="4.762cm" svg:x="4.492cm" svg:y="26.7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7cm" svg:height="4.763cm" svg:x="4.492cm" svg:y="32.1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588cm" svg:x="4.492cm" svg:y="32.114cm">
          <text:p text:style-name="P1">Tour 4: Paragraph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35cm" svg:height="1.27cm" svg:x="7.667cm" svg:y="34.0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27cm" svg:x="7.667cm" svg:y="35.606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7cm" svg:height="4.763cm" svg:x="4.492cm" svg:y="32.11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81cm" svg:height="1cm" svg:x="15.922cm" svg:y="0.317cm">
          <draw:text-box>
            <text:p text:style-name="P9"><text:span text:style-name="T2">Tours Pa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9T22:30:46.710000000</meta:creation-date>
    <dc:date>2022-07-19T23:23:12.712000000</dc:date>
    <meta:editing-duration>PT26M8S</meta:editing-duration>
    <meta:editing-cycles>5</meta:editing-cycles>
    <meta:generator>LibreOffice/7.3.4.2$Windows_X86_64 LibreOffice_project/728fec16bd5f605073805c3c9e7c4212a0120dc5</meta:generator>
    <meta:document-statistic meta:object-count="31"/>
  </office:meta>
</office:document-meta>
</file>